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16cm"/>
    </style:style>
    <style:style style:name="co2" style:family="table-column">
      <style:table-column-properties fo:break-before="auto" style:column-width="1.819cm"/>
    </style:style>
    <style:style style:name="co3" style:family="table-column">
      <style:table-column-properties fo:break-before="auto" style:column-width="2.099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7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Zad_20_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outline="false" style:text-line-through-style="none" style:text-position="super 58%" fo:font-style="normal" fo:text-shadow="none" style:text-underline-style="none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jerovatnoca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2" table:number-columns-repeated="1017" table:default-cell-style-name="Default"/>
        <table:table-row table:style-name="ro1">
          <table:table-cell table:style-name="ce1" office:value-type="string">
            <text:p>Zadatak 3:</text:p>
          </table:table-cell>
          <table:table-cell office:value-type="string">
            <text:p>Neka porodica ima 6-oro djece. Izračunajte vjerovatnoće: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) da porodica ima tačno 0, 1, 2, 3, 4, 5, i 6 djevojčica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) da porodica ima najmanje 2, 3, 4, 5, ili 6 djevojčica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) da porodica nema više od 2, 3, 4, 5, 6 djevojčica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5" office:value-type="string">
            <text:p>a)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n</text:p>
          </table:table-cell>
          <table:table-cell table:style-name="ce2" office:value-type="string">
            <text:p>x</text:p>
          </table:table-cell>
          <table:table-cell table:style-name="ce2" office:value-type="string">
            <text:p>p</text:p>
          </table:table-cell>
          <table:table-cell table:style-name="ce2" office:value-type="string">
            <text:p>n!/(x!(n-x)!)</text:p>
          </table:table-cell>
          <table:table-cell table:style-name="ce2" office:value-type="string">
            <text:p>p<text:span text:style-name="T1">x</text:span></text:p>
          </table:table-cell>
          <table:table-cell table:style-name="ce2" office:value-type="string">
            <text:p>(1-p)<text:span text:style-name="T1">n-x</text:span></text:p>
          </table:table-cell>
          <table:table-cell table:style-name="ce2" office:value-type="string">
            <text:p>P(x)</text:p>
          </table:table-cell>
          <table:table-cell table:style-name="ce2" table:number-columns-repeated="8"/>
          <table:table-cell table:style-name="ce1" table:number-columns-repeated="1009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5" office:value-type="float" office:value="0.5">
            <text:p>0,5</text:p>
          </table:table-cell>
          <table:table-cell table:formula="of:=FACT([.A9])/(FACT([.B9])*FACT([.A9]-[.B9]))" office:value-type="float" office:value="1">
            <text:p>1</text:p>
          </table:table-cell>
          <table:table-cell table:formula="of:=POWER([.C9];[.B9])" office:value-type="float" office:value="1">
            <text:p>1</text:p>
          </table:table-cell>
          <table:table-cell table:formula="of:=POWER(1-[.C9];[.A9]-[.B9])" office:value-type="float" office:value="0.015625">
            <text:p>0,015625</text:p>
          </table:table-cell>
          <table:table-cell table:formula="of:=[.D9]*[.E9]*[.F9]" office:value-type="float" office:value="0.015625">
            <text:p>0,015625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0.5">
            <text:p>0,5</text:p>
          </table:table-cell>
          <table:table-cell table:formula="of:=FACT([.A10])/(FACT([.B10])*FACT([.A10]-[.B10]))" office:value-type="float" office:value="6">
            <text:p>6</text:p>
          </table:table-cell>
          <table:table-cell table:formula="of:=POWER([.C10];[.B10])" office:value-type="float" office:value="0.5">
            <text:p>0,5</text:p>
          </table:table-cell>
          <table:table-cell table:formula="of:=POWER(1-[.C10];[.A10]-[.B10])" office:value-type="float" office:value="0.03125">
            <text:p>0,03125</text:p>
          </table:table-cell>
          <table:table-cell table:formula="of:=[.D10]*[.E10]*[.F10]" office:value-type="float" office:value="0.09375">
            <text:p>0,09375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5" office:value-type="float" office:value="0.5">
            <text:p>0,5</text:p>
          </table:table-cell>
          <table:table-cell table:formula="of:=FACT([.A11])/(FACT([.B11])*FACT([.A11]-[.B11]))" office:value-type="float" office:value="15">
            <text:p>15</text:p>
          </table:table-cell>
          <table:table-cell table:formula="of:=POWER([.C11];[.B11])" office:value-type="float" office:value="0.25">
            <text:p>0,25</text:p>
          </table:table-cell>
          <table:table-cell table:formula="of:=POWER(1-[.C11];[.A11]-[.B11])" office:value-type="float" office:value="0.0625">
            <text:p>0,0625</text:p>
          </table:table-cell>
          <table:table-cell table:formula="of:=[.D11]*[.E11]*[.F11]" office:value-type="float" office:value="0.234375">
            <text:p>0,234375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0.5">
            <text:p>0,5</text:p>
          </table:table-cell>
          <table:table-cell table:formula="of:=FACT([.A12])/(FACT([.B12])*FACT([.A12]-[.B12]))" office:value-type="float" office:value="20">
            <text:p>20</text:p>
          </table:table-cell>
          <table:table-cell table:formula="of:=POWER([.C12];[.B12])" office:value-type="float" office:value="0.125">
            <text:p>0,125</text:p>
          </table:table-cell>
          <table:table-cell table:formula="of:=POWER(1-[.C12];[.A12]-[.B12])" office:value-type="float" office:value="0.125">
            <text:p>0,125</text:p>
          </table:table-cell>
          <table:table-cell table:formula="of:=[.D12]*[.E12]*[.F12]" office:value-type="float" office:value="0.3125">
            <text:p>0,3125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5" office:value-type="float" office:value="0.5">
            <text:p>0,5</text:p>
          </table:table-cell>
          <table:table-cell table:formula="of:=FACT([.A13])/(FACT([.B13])*FACT([.A13]-[.B13]))" office:value-type="float" office:value="15">
            <text:p>15</text:p>
          </table:table-cell>
          <table:table-cell table:formula="of:=POWER([.C13];[.B13])" office:value-type="float" office:value="0.0625">
            <text:p>0,0625</text:p>
          </table:table-cell>
          <table:table-cell table:formula="of:=POWER(1-[.C13];[.A13]-[.B13])" office:value-type="float" office:value="0.25">
            <text:p>0,25</text:p>
          </table:table-cell>
          <table:table-cell table:formula="of:=[.D13]*[.E13]*[.F13]" office:value-type="float" office:value="0.234375">
            <text:p>0,234375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5" office:value-type="float" office:value="0.5">
            <text:p>0,5</text:p>
          </table:table-cell>
          <table:table-cell table:formula="of:=FACT([.A14])/(FACT([.B14])*FACT([.A14]-[.B14]))" office:value-type="float" office:value="6">
            <text:p>6</text:p>
          </table:table-cell>
          <table:table-cell table:formula="of:=POWER([.C14];[.B14])" office:value-type="float" office:value="0.03125">
            <text:p>0,03125</text:p>
          </table:table-cell>
          <table:table-cell table:formula="of:=POWER(1-[.C14];[.A14]-[.B14])" office:value-type="float" office:value="0.5">
            <text:p>0,5</text:p>
          </table:table-cell>
          <table:table-cell table:formula="of:=[.D14]*[.E14]*[.F14]" office:value-type="float" office:value="0.09375">
            <text:p>0,09375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5" office:value-type="float" office:value="0.5">
            <text:p>0,5</text:p>
          </table:table-cell>
          <table:table-cell table:formula="of:=FACT([.A15])/(FACT([.B15])*FACT([.A15]-[.B15]))" office:value-type="float" office:value="1">
            <text:p>1</text:p>
          </table:table-cell>
          <table:table-cell table:formula="of:=POWER([.C15];[.B15])" office:value-type="float" office:value="0.015625">
            <text:p>0,015625</text:p>
          </table:table-cell>
          <table:table-cell table:formula="of:=POWER(1-[.C15];[.A15]-[.B15])" office:value-type="float" office:value="1">
            <text:p>1</text:p>
          </table:table-cell>
          <table:table-cell table:formula="of:=[.D15]*[.E15]*[.F15]" office:value-type="float" office:value="0.015625">
            <text:p>0,015625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style-name="ce3" table:number-columns-repeated="3"/>
          <table:table-cell table:number-columns-repeated="4"/>
          <table:table-cell table:style-name="ce3" table:number-columns-repeated="8"/>
          <table:table-cell table:number-columns-repeated="1009"/>
        </table:table-row>
        <table:table-row table:style-name="ro1">
          <table:table-cell table:style-name="ce3" table:number-columns-repeated="3"/>
          <table:table-cell table:number-columns-repeated="3"/>
          <table:table-cell table:style-name="ce5" office:value-type="string">
            <text:p>b)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number-columns-repeated="4"/>
          <table:table-cell table:style-name="ce2" office:value-type="string">
            <text:p>P(x)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>
            <text:p>najm2</text:p>
          </table:table-cell>
          <table:table-cell table:number-columns-repeated="4"/>
          <table:table-cell table:formula="of:=SUM([.G11:.G15])" office:value-type="float" office:value="0.890625">
            <text:p>0,890625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>
            <text:p>najm3</text:p>
          </table:table-cell>
          <table:table-cell table:number-columns-repeated="4"/>
          <table:table-cell table:formula="of:=SUM([.G12:.G15])" office:value-type="float" office:value="0.65625">
            <text:p>0,65625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>
            <text:p>najm4</text:p>
          </table:table-cell>
          <table:table-cell table:number-columns-repeated="4"/>
          <table:table-cell table:formula="of:=SUM([.G13:.G15])" office:value-type="float" office:value="0.34375">
            <text:p>0,34375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>
            <text:p>najm5</text:p>
          </table:table-cell>
          <table:table-cell table:number-columns-repeated="4"/>
          <table:table-cell table:formula="of:=SUM([.G14:.G15])" office:value-type="float" office:value="0.109375">
            <text:p>0,109375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>
            <text:p>najm6</text:p>
          </table:table-cell>
          <table:table-cell table:number-columns-repeated="4"/>
          <table:table-cell table:formula="of:=[.G15]" office:value-type="float" office:value="0.015625">
            <text:p>0,015625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6"/>
          <table:table-cell table:style-name="ce5" office:value-type="string">
            <text:p>c)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string">
            <text:p>x</text:p>
          </table:table-cell>
          <table:table-cell table:number-columns-repeated="4"/>
          <table:table-cell table:style-name="ce2" office:value-type="string">
            <text:p>P(x)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>
            <text:p>nema&gt;2</text:p>
          </table:table-cell>
          <table:table-cell table:number-columns-repeated="4"/>
          <table:table-cell table:formula="of:=SUM([.G9:.G11])" office:value-type="float" office:value="0.34375">
            <text:p>0,34375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>
            <text:p>nema&gt;3</text:p>
          </table:table-cell>
          <table:table-cell table:number-columns-repeated="4"/>
          <table:table-cell table:formula="of:=SUM([.G9:.G12])" office:value-type="float" office:value="0.65625">
            <text:p>0,65625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>
            <text:p>nema&gt;4</text:p>
          </table:table-cell>
          <table:table-cell table:number-columns-repeated="4"/>
          <table:table-cell table:formula="of:=SUM([.G9:.G13])" office:value-type="float" office:value="0.890625">
            <text:p>0,890625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>
            <text:p>nema&gt;5</text:p>
          </table:table-cell>
          <table:table-cell table:number-columns-repeated="4"/>
          <table:table-cell table:formula="of:=SUM([.G9:.G14])" office:value-type="float" office:value="0.984375">
            <text:p>0,984375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>
            <text:p>nema&gt;6</text:p>
          </table:table-cell>
          <table:table-cell table:number-columns-repeated="4"/>
          <table:table-cell table:formula="of:=SUM([.G9:.G15])" office:value-type="float" office:value="1">
            <text:p>1</text:p>
          </table:table-cell>
          <table:table-cell table:number-columns-repeated="1017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Arial" fo:language="bs" fo:country="BA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bs" number:country="BA">KM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bs" number:country="BA">KM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bs" number:country="BA">
      <number:number number:min-integer-digits="1"/>
    </number:number-style>
    <number:number-style style:name="N107">
      <number:number number:decimal-places="1" number:min-integer-digits="1"/>
    </number:number-style>
    <number:number-style style:name="N5106P0" style:volatile="true" number:language="bs" number:country="BA">
      <number:number number:decimal-places="0" number:min-integer-digits="1" number:grouping="true"/>
    </number:number-style>
    <number:number-style style:name="N5106" number:language="bs" number:country="BA">
      <number:text>-</number:text>
      <number:number number:decimal-places="0" number:min-integer-digits="1" number:grouping="true"/>
      <style:map style:condition="value()&gt;=0" style:apply-style-name="N5106P0"/>
    </number:number-style>
    <number:number-style style:name="N5107P0" style:volatile="true" number:language="bs" number:country="BA">
      <number:number number:decimal-places="0" number:min-integer-digits="1" number:grouping="true"/>
    </number:number-style>
    <number:number-style style:name="N5107" number:language="bs" number:country="BA">
      <style:text-properties fo:color="#ff0000"/>
      <number:text>-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bs" number:country="BA">
      <number:number number:decimal-places="2" number:min-integer-digits="1" number:grouping="true"/>
    </number:number-style>
    <number:number-style style:name="N5108" number:language="bs" number:country="BA">
      <number:text>-</number:text>
      <number:number number:decimal-places="2" number:min-integer-digits="1" number:grouping="true"/>
      <style:map style:condition="value()&gt;=0" style:apply-style-name="N5108P0"/>
    </number:number-style>
    <number:number-style style:name="N5109P0" style:volatile="true" number:language="bs" number:country="BA">
      <number:number number:decimal-places="2" number:min-integer-digits="1" number:grouping="true"/>
    </number:number-style>
    <number:number-style style:name="N5109" number:language="bs" number:country="BA">
      <style:text-properties fo:color="#ff0000"/>
      <number:text>-</number:text>
      <number:number number:decimal-places="2" number:min-integer-digits="1" number:grouping="true"/>
      <style:map style:condition="value()&gt;=0" style:apply-style-name="N5109P0"/>
    </number:number-style>
    <number:number-style style:name="N5113P0" style:volatile="true" number:language="bs" number:country="BA">
      <number:number number:decimal-places="0" number:min-integer-digits="1" number:grouping="true"/>
      <number:text> </number:text>
    </number:number-style>
    <number:number-style style:name="N5113P1" style:volatile="true" number:language="bs" number:country="BA">
      <number:text>-</number:text>
      <number:number number:decimal-places="0" number:min-integer-digits="1" number:grouping="true"/>
      <number:text> </number:text>
    </number:number-style>
    <number:number-style style:name="N5113P2" style:volatile="true" number:language="bs" number:country="BA">
      <number:text> - </number:text>
    </number:number-style>
    <number:text-style style:name="N5113" number:language="bs" number:country="BA">
      <number:text-content/>
      <number:text> </number:text>
      <style:map style:condition="value()&gt;0" style:apply-style-name="N5113P0"/>
      <style:map style:condition="value()&lt;0" style:apply-style-name="N5113P1"/>
      <style:map style:condition="value()=0" style:apply-style-name="N5113P2"/>
    </number:text-style>
    <number:number-style style:name="N5117P0" style:volatile="true" number:language="bs" number:country="BA">
      <number:number number:decimal-places="2" number:min-integer-digits="1" number:grouping="true"/>
      <number:text> </number:text>
    </number:number-style>
    <number:number-style style:name="N5117P1" style:volatile="true" number:language="bs" number:country="BA">
      <number:text>-</number:text>
      <number:number number:decimal-places="2" number:min-integer-digits="1" number:grouping="true"/>
      <number:text> </number:text>
    </number:number-style>
    <number:number-style style:name="N5117P2" style:volatile="true" number:language="bs" number:country="BA">
      <number:text> -</number:text>
      <number:number number:decimal-places="0" number:min-integer-digits="0"/>
      <number:text> </number:text>
    </number:number-style>
    <number:text-style style:name="N5117" number:language="bs" number:country="BA"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time-style style:name="N5118" number:language="bs" number:country="BA">
      <number:minutes number:style="long"/>
      <number:text>:</number:text>
      <number:seconds number:style="long"/>
    </number:time-style>
    <number:time-style style:name="N5119" number:language="bs" number:country="B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0" number:language="bs" number:country="BA">
      <number:minutes number:style="long"/>
      <number:text>:</number:text>
      <number:seconds number:style="long" number:decimal-places="1"/>
    </number:time-style>
    <number:number-style style:name="N5121" number:language="bs" number:country="BA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Pravo_5f_parc_5f_21" style:display-name="Normal_Pravo_parc_2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4">04.02.2011</text:date>, <text:time>17:3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dentifikacija" style:display-name="PageStyle_Identifikacij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olokvij" style:display-name="PageStyle_Kolokvij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Zad_20_1" style:display-name="PageStyle_Zad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Zad_20_2" style:display-name="PageStyle_Zad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Zad_20_3" style:display-name="PageStyle_Zad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Zad_20_4" style:display-name="PageStyle_Zad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Zad_20_5" style:display-name="PageStyle_Zad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nketa" style:display-name="PageStyle_Anketa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1-02-04T17:34:19</dc:date>
    <dc:creator>bringout </dc:creator>
    <meta:document-statistic meta:table-count="1" meta:cell-count="88" meta:object-count="0"/>
  </office:meta>
</office:document-meta>
</file>